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90000002914380B76B8D2796A.png" manifest:media-type="image/png"/>
  <manifest:file-entry manifest:full-path="Pictures/10000201000004B2000001351E85F9BE99CB6B43.png" manifest:media-type="image/png"/>
  <manifest:file-entry manifest:full-path="Pictures/10000201000004B0000001A2FB80F4CD18F6A40F.png" manifest:media-type="image/png"/>
  <manifest:file-entry manifest:full-path="Pictures/10000201000000E9000000F0D27E463326CCCD0A.png" manifest:media-type="image/png"/>
  <manifest:file-entry manifest:full-path="Pictures/10002B1700000FD00000043D17181B6A0FAF0904.svg" manifest:media-type="image/svg+xml"/>
  <manifest:file-entry manifest:full-path="Pictures/100002010000022C00000070D23F71D5DAF07C62.png" manifest:media-type="image/png"/>
  <manifest:file-entry manifest:full-path="Pictures/1000020100000280000000870DF699B36C9446B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4.272cm" fo:min-width="8.467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102cm" svg:stroke-color="#6495ed" draw:marker-start-width="0.356cm" draw:marker-end-width="0.356cm" draw:fill="none" draw:fill-color="#ffffff" draw:textarea-horizontal-align="justify" draw:textarea-vertical-align="middle" draw:auto-grow-height="false" fo:min-height="18.648cm" fo:min-width="18.589cm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2.56cm" fo:min-width="2.601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5.115cm" fo:min-width="5.292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685cm" fo:min-width="1.73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1cm" svg:stroke-color="#c0c0c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 style:parent-style-name="objectwithoutfill">
      <style:graphic-properties svg:stroke-width="0.051cm" svg:stroke-color="#000000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</style:style>
    <style:style style:name="gr9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637cm" fo:min-width="8.467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3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3.052cm" fo:min-width="4.072cm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ash" svg:stroke-color="#c0c0c0" draw:fill-color="#eeeeee" draw:textarea-horizontal-align="justify" draw:textarea-vertical-align="middle" draw:auto-grow-height="false" fo:min-height="3.052cm" fo:min-width="4.072cm"/>
      <style:paragraph-properties style:writing-mode="lr-tb"/>
    </style:style>
    <style:style style:name="gr16" style:family="graphic" style:parent-style-name="objectwithoutfill">
      <style:graphic-properties draw:stroke-dash="Dashed_20__28_var_29__20_4" svg:stroke-width="0.051cm" svg:stroke-color="#00000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7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  <style:paragraph-properties style:writing-mode="lr-tb"/>
    </style:style>
    <style:style style:name="gr20" style:family="graphic" style:parent-style-name="objectwithoutfill">
      <style:graphic-properties draw:stroke-dash="Dashed_20__28_var_29__20_4" svg:stroke-width="0.051cm" svg:stroke-color="#000000" draw:marker-start="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1" style:family="graphic" style:parent-style-name="objectwithoutfill">
      <style:graphic-properties draw:stroke-dash="Dashed_20__28_var_29__20_4" svg:stroke-width="0.051cm" svg:stroke-color="#000000" draw:marker-start="" draw:marker-start-width="0.381cm" draw:marker-end="Arrow" draw:marker-end-width="0.381cm" draw:fill="solid" draw:textarea-vertical-align="middle" fo:padding-top="0.15cm" fo:padding-bottom="0.15cm" fo:padding-left="0.275cm" fo:padding-right="0.275cm" draw:shadow-offset-x="0.2cm" draw:shadow-offset-y="0.2cm"/>
    </style:style>
    <style:style style:name="gr22" style:family="graphic" style:parent-style-name="standard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4.78cm" fo:min-width="8.467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274cm" fo:min-width="4.199cm" draw:shadow-offset-x="0.203cm" draw:shadow-offset-y="0.203cm" draw:shadow-opacity="50%"/>
    </style:style>
    <style:style style:name="gr2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716cm" fo:min-width="0cm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svg:stroke-width="0.051cm" svg:stroke-color="#000000" draw:marker-start-width="0.381cm" draw:marker-end="Arrow" draw:marker-end-width="0.381cm" draw:fill="solid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style:font-name="Source Code Pro" fo:font-size="16pt" style:font-size-asian="16pt" style:font-size-complex="16pt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style:font-name="Source Code Pro" fo:font-size="16pt" style:font-size-asian="16pt" style:font-size-complex="16pt"/>
    </style:style>
    <style:style style:name="P4" style:family="paragraph">
      <style:paragraph-properties fo:text-align="center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5" style:family="paragraph">
      <loext:graphic-properties draw:fill-color="#ffffff"/>
      <style:paragraph-properties fo:text-align="center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6" style:family="paragraph">
      <style:paragraph-properties fo:text-align="center" style:writing-mode="lr-tb"/>
      <style:text-properties style:font-name="Source Code Pro"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Source Code Pro" fo:font-size="10pt" style:font-size-asian="10pt" style:font-size-complex="10pt"/>
    </style:style>
    <style:style style:name="P8" style:family="paragraph">
      <loext:graphic-properties draw:fill="solid" draw:fill-color="#729fcf" draw:fill-gradient-name="Gradient_20_1" draw:fill-hatch-name="Hatching_20_1" draw:fill-image-name="Bitmap_20_1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loext:graphic-properties draw:fill="solid" draw:fill-color="#729fcf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loext:graphic-properties draw:fill="solid" draw:fill-color="#729fcf"/>
      <style:paragraph-properties fo:text-align="center" style:writing-mode="lr-tb">
        <style:tab-stops/>
      </style:paragraph-properties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loext:graphic-properties draw:fill="solid" draw:fill-color="#729fcf"/>
      <style:paragraph-properties fo:text-align="start" style:writing-mode="lr-tb">
        <style:tab-stops/>
      </style:paragraph-properties>
      <style:text-properties fo:font-size="14pt" style:font-size-asian="14pt" style:font-size-complex="14pt"/>
    </style:style>
    <style:style style:name="P16" style:family="paragraph">
      <loext:graphic-properties draw:fill-color="#dcdcdc"/>
      <style:paragraph-properties fo:text-align="center" style:writing-mode="lr-tb"/>
      <style:text-properties style:font-name="Source Code Pro"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18" style:family="paragraph">
      <loext:graphic-properties draw:fill-color="#eeeeee"/>
      <style:paragraph-properties fo:text-align="center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19" style:family="paragraph">
      <loext:graphic-properties draw:fill="solid" draw:fill-color="#729fcf" draw:fill-gradient-name="Gradient_20_1" draw:fill-hatch-name="Hatching_20_1" draw:fill-image-name="Bitmap_20_1"/>
      <style:paragraph-properties fo:text-align="center" style:writing-mode="lr-tb">
        <style:tab-stops/>
      </style:paragraph-properties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24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25" style:family="paragraph">
      <style:paragraph-properties fo:margin-left="0cm" fo:margin-right="0cm" fo:text-align="center" fo:text-indent="0cm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26" style:family="paragraph">
      <loext:graphic-properties draw:fill="solid" draw:fill-color="#ffffff" draw:opacity="50%"/>
      <style:paragraph-properties fo:text-align="center"/>
    </style:style>
    <style:style style:name="P27" style:family="paragraph">
      <loext:graphic-properties draw:fill-color="#ffffff"/>
      <style:paragraph-properties fo:text-align="center"/>
      <style:text-properties style:font-name="Source Code Pro" fo:font-size="16pt" style:font-size-asian="16pt" style:font-size-complex="16pt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T2" style:family="text">
      <style:text-properties style:font-name="Source Code Pro" fo:font-size="16pt" style:font-size-asian="16pt" style:font-size-complex="16pt"/>
    </style:style>
    <style:style style:name="T3" style:family="text"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T4" style:family="text"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9.017cm" svg:height="4.572cm" svg:x="19.288cm" svg:y="14.97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191cm" svg:height="19cm" svg:x="9.50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969cm" svg:height="2.859cm" svg:x="9.89cm" svg:y="9.89cm">
          <text:p text:style-name="P3"><text:span text:style-name="T1">MQTT </text:span><text:span text:style-name="T1"><text:line-break/></text:span><text:span text:style-name="T1">BROKER</text:span><text:span text:style-name="T1"><text:line-break/></text:span><text:span text:style-name="T1"> 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1" xml:id="id1" draw:id="id1" draw:layer="layout" svg:width="5.842cm" svg:height="5.415cm" svg:x="9.953cm" svg:y="2.824cm">
          <text:p text:style-name="P3"><text:span text:style-name="T2">Ingres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86cm" svg:height="3.175cm" svg:x="19.7cm" svg:y="15.605cm">
          <text:p text:style-name="P4"><text:span text:style-name="T1">SQL</text:span><text:span text:style-name="T1"><text:line-break/></text:span><text:span text:style-name="T1"><text:line-break/></text:span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5" draw:id="id5" draw:layer="layout" svg:width="1.905cm" svg:height="2.032cm" svg:x="19.288cm" svg:y="10.906cm">
          <text:p text:style-name="P6"><text:span text:style-name="T3">MQTT</text:span><text:span text:style-name="T3"><text:line-break/></text:span><text:span text:style-name="T3">to</text:span><text:span text:style-name="T3"><text:line-break/></text:span><text:span text:style-name="T3">DB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line-skew="-0.168cm" svg:x1="15.795cm" svg:y1="5.531cm" svg:x2="19.288cm" svg:y2="9.255cm" draw:start-shape="id1" draw:start-glue-point="1" svg:d="M15795 5531h1842v3724h1651" svg:viewBox="0 0 3494 3725">
          <text:p/>
        </draw:connector>
        <draw:connector draw:style-name="gr8" draw:text-style-name="P9" draw:layer="layout" draw:type="line" svg:x1="23.765cm" svg:y1="5.318cm" svg:x2="23.796cm" svg:y2="14.97cm" draw:start-shape="id2" draw:start-glue-point="2" draw:end-shape="id3" draw:end-glue-point="0" svg:d="M23765 5318l31 9652" svg:viewBox="0 0 32 9653">
          <text:p/>
        </draw:connector>
        <draw:custom-shape draw:style-name="gr9" draw:text-style-name="P11" draw:layer="layout" svg:width="1.905cm" svg:height="2.032cm" svg:x="24.114cm" svg:y="10.906cm">
          <text:p text:style-name="P10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9.017cm" svg:height="3.937cm" svg:x="19.257cm" svg:y="1.381cm">
          <text:p text:style-name="P3"><text:span text:style-name="T1">Web App</text:span><text:span text:style-name="T1"><text:line-break/></text:span><text:span text:style-name="T1">(REST API)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1.905cm" svg:height="2.032cm" svg:x="26.273cm" svg:y="10.906cm">
          <text:p text:style-name="P10"><text:span text:style-name="T3">...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line-skew="-0.571cm" svg:x1="15.859cm" svg:y1="11.32cm" svg:x2="19.288cm" svg:y2="11.922cm" draw:start-shape="id4" draw:start-glue-point="8" draw:end-shape="id5" draw:end-glue-point="3" svg:d="M15859 11320h1143v602h2286" svg:viewBox="0 0 3430 603">
          <text:p text:style-name="P12"><text:span text:style-name="T4"/></text:p>
          <text:p text:style-name="P12"><text:span text:style-name="T4"/></text:p>
          <text:p text:style-name="P12"><text:span text:style-name="T4"/></text:p>
          <text:p text:style-name="P12"><text:span text:style-name="T4"><text:s text:c="7"/></text:span><text:span text:style-name="T4">MQTT</text:span><text:span text:style-name="T4"><text:line-break/></text:span><text:span text:style-name="T4"><text:line-break/></text:span><text:span text:style-name="T4"><text:line-break/></text:span><text:span text:style-name="T4"> <text:s/></text:span></text:p>
        </draw:connector>
        <draw:connector draw:style-name="gr13" draw:text-style-name="P15" draw:layer="layout" draw:line-skew="0.111cm" svg:x1="15.795cm" svg:y1="5.531cm" svg:x2="19.257cm" svg:y2="3.349cm" draw:start-shape="id1" draw:start-glue-point="1" draw:end-shape="id2" draw:end-glue-point="3" svg:d="M15795 5531h1842v-2182h1620" svg:viewBox="0 0 3463 2183">
          <text:p text:style-name="P14"><text:span text:style-name="T4"><text:s/></text:span><text:span text:style-name="T4">H</text:span><text:span text:style-name="T4">T</text:span><text:span text:style-name="T4">T</text:span><text:span text:style-name="T4">P</text:span><text:span text:style-name="T4"><text:line-break/></text:span><text:span text:style-name="T4"/></text:p>
        </draw:connector>
        <draw:custom-shape draw:style-name="gr14" draw:text-style-name="P16" draw:layer="layout" svg:width="4.572cm" svg:height="3.302cm" svg:x="1.008cm" svg:y="2.397cm">
          <text:p text:style-name="P3"><text:span text:style-name="T2">IoT</text:span></text:p>
          <text:p text:style-name="P3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.572cm" svg:height="3.302cm" svg:x="1.008cm" svg:y="5.953cm">
          <text:p text:style-name="P3"><text:span text:style-name="T1">IoT</text:span></text:p>
          <text:p text:style-name="P3"><text:span text:style-name="T1">MQTT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572cm" svg:height="3.302cm" svg:x="1.008cm" svg:y="16.192cm">
          <text:p text:style-name="P4"><text:span text:style-name="T1">IoT</text:span></text:p>
          <text:p text:style-name="P17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6" draw:text-style-name="P19" draw:layer="layout" svg:x1="5.699cm" svg:y1="7.223cm" svg:x2="9.763cm" svg:y2="5.318cm">
          <text:p text:style-name="P12"><text:span text:style-name="T4">H</text:span><text:span text:style-name="T4">T</text:span><text:span text:style-name="T4">T</text:span><text:span text:style-name="T4">P</text:span><text:span text:style-name="T4"><text:line-break/></text:span><text:span text:style-name="T4"/></text:p>
        </draw:line>
        <draw:line draw:style-name="gr17" draw:text-style-name="P13" draw:layer="layout" svg:x1="5.699cm" svg:y1="11.033cm" svg:x2="9.763cm" svg:y2="11.033cm">
          <text:p text:style-name="P12"><text:span text:style-name="T4">M</text:span><text:span text:style-name="T4">Q</text:span><text:span text:style-name="T4">T</text:span><text:span text:style-name="T4">T</text:span><text:span text:style-name="T4"><text:line-break/></text:span><text:span text:style-name="T4"/></text:p>
        </draw:line>
        <draw:frame draw:style-name="gr18" draw:text-style-name="P20" draw:layer="layout" svg:width="2.987cm" svg:height="0.63cm" svg:x="11.381cm" svg:y="7.296cm">
          <draw:image xlink:href="Pictures/1000020100000280000000870DF699B36C9446B2.png" xlink:type="simple" xlink:show="embed" xlink:actuate="onLoad" loext:mime-type="image/png">
            <text:p/>
          </draw:image>
        </draw:frame>
        <draw:frame draw:style-name="gr18" draw:text-style-name="P20" draw:layer="layout" svg:width="3.66cm" svg:height="0.737cm" svg:x="10.525cm" svg:y="11.86cm">
          <draw:image xlink:href="Pictures/100002010000022C00000070D23F71D5DAF07C62.png" xlink:type="simple" xlink:show="embed" xlink:actuate="onLoad" loext:mime-type="image/png">
            <text:p/>
          </draw:image>
        </draw:frame>
        <draw:frame draw:style-name="gr18" draw:text-style-name="P20" draw:layer="layout" svg:width="3.233cm" svg:height="1.127cm" svg:x="22.149cm" svg:y="4.048cm">
          <draw:image xlink:href="Pictures/10000201000004B0000001A2FB80F4CD18F6A40F.png" xlink:type="simple" xlink:show="embed" xlink:actuate="onLoad" loext:mime-type="image/png">
            <text:p/>
          </draw:image>
        </draw:frame>
        <draw:custom-shape draw:style-name="gr6" draw:text-style-name="P1" xml:id="id7" draw:id="id7" draw:layer="layout" svg:width="5.842cm" svg:height="2.413cm" svg:x="9.89cm" svg:y="14.97cm">
          <text:p text:style-name="P3"><text:span text:style-name="T1">NTP</text:span></text:p>
          <draw:enhanced-geometry svg:viewBox="0 0 21600 21600" draw:type="rectangle" draw:enhanced-path="M 0 0 L 21600 0 21600 21600 0 21600 0 0 Z N"/>
        </draw:custom-shape>
        <draw:line draw:style-name="gr19" draw:text-style-name="P22" draw:layer="layout" svg:x1="5.699cm" svg:y1="3.921cm" svg:x2="9.763cm" svg:y2="4.937cm">
          <text:p text:style-name="P21"><text:span text:style-name="T5">H</text:span><text:span text:style-name="T5">T</text:span><text:span text:style-name="T5">T</text:span><text:span text:style-name="T5">P</text:span><text:span text:style-name="T5"><text:line-break/></text:span><text:span text:style-name="T5"/></text:p>
        </draw:line>
        <draw:connector draw:style-name="gr13" draw:text-style-name="P9" draw:layer="layout" draw:line-skew="-0.051cm" svg:x1="3.294cm" svg:y1="12.811cm" svg:x2="12.811cm" svg:y2="14.97cm" draw:start-shape="id6" draw:start-glue-point="2" draw:end-shape="id7" draw:end-glue-point="0" svg:d="M3294 12811v1016h9517v1143" svg:viewBox="0 0 9518 2160">
          <text:p text:style-name="P23">UDP<text:line-break/></text:p>
        </draw:connector>
        <draw:frame draw:style-name="gr18" draw:text-style-name="P20" draw:layer="layout" svg:width="4.5cm" svg:height="1.156cm" svg:x="9.708cm" svg:y="18.64cm">
          <draw:image xlink:href="Pictures/10000201000004B2000001351E85F9BE99CB6B43.png" xlink:type="simple" xlink:show="embed" xlink:actuate="onLoad" loext:mime-type="image/png">
            <text:p/>
          </draw:image>
        </draw:frame>
        <draw:frame draw:style-name="gr18" draw:text-style-name="P20" draw:layer="layout" svg:width="4.047cm" svg:height="1.084cm" svg:x="22.875cm" svg:y="17.442cm">
          <draw:image xlink:href="Pictures/10002B1700000FD00000043D17181B6A0FAF0904.svg" xlink:type="simple" xlink:show="embed" xlink:actuate="onLoad" loext:mime-type="image/svg+xml">
            <text:p/>
          </draw:image>
          <draw:image xlink:href="Pictures/10000201000000990000002914380B76B8D2796A.png" xlink:type="simple" xlink:show="embed" xlink:actuate="onLoad" loext:mime-type="image/png"/>
        </draw:frame>
        <draw:frame draw:style-name="gr18" draw:text-style-name="P20" draw:layer="layout" svg:width="1.338cm" svg:height="1.378cm" svg:x="20.14cm" svg:y="17.275cm">
          <draw:image xlink:href="Pictures/10000201000000E9000000F0D27E463326CCCD0A.png" xlink:type="simple" xlink:show="embed" xlink:actuate="onLoad" loext:mime-type="image/png">
            <text:p/>
          </draw:image>
        </draw:frame>
        <draw:custom-shape draw:style-name="gr14" draw:text-style-name="P16" xml:id="id6" draw:id="id6" draw:layer="layout" svg:width="4.572cm" svg:height="3.302cm" svg:x="1.008cm" svg:y="9.509cm">
          <text:p text:style-name="P3"><text:span text:style-name="T1">IoT</text:span></text:p>
          <text:p text:style-name="P3"><text:span text:style-name="T1">MQTT</text:span></text:p>
          <draw:enhanced-geometry svg:viewBox="0 0 21600 21600" draw:type="rectangle" draw:enhanced-path="M 0 0 L 21600 0 21600 21600 0 21600 0 0 Z N"/>
        </draw:custom-shape>
        <draw:line draw:style-name="gr16" draw:text-style-name="P19" draw:layer="layout" svg:x1="5.699cm" svg:y1="10.779cm" svg:x2="9.763cm" svg:y2="6.842cm">
          <text:p text:style-name="P12"><text:span text:style-name="T4">H</text:span><text:span text:style-name="T4">T</text:span><text:span text:style-name="T4">T</text:span><text:span text:style-name="T4">P</text:span></text:p>
          <text:p text:style-name="P12"><text:span text:style-name="T4"/></text:p>
        </draw:line>
        <draw:line draw:style-name="gr20" draw:text-style-name="P19" draw:layer="layout" svg:x1="5.699cm" svg:y1="7.985cm" svg:x2="9.763cm" svg:y2="6.08cm">
          <text:p text:style-name="P12"><text:span text:style-name="T4"/></text:p>
          <text:p text:style-name="P12"><text:span text:style-name="T4">MQTT WS</text:span></text:p>
        </draw:line>
        <draw:connector draw:style-name="gr21" draw:text-style-name="P24" draw:layer="layout" draw:line-skew="0cm -0.743cm" svg:x1="20.24cm" svg:y1="12.938cm" svg:x2="19.288cm" svg:y2="17.256cm" draw:start-shape="id5" draw:start-glue-point="2" draw:end-shape="id3" draw:end-glue-point="3" svg:d="M20240 12938v1016h-2222v3302h1270" svg:viewBox="0 0 2223 4319">
          <text:p/>
        </draw:connector>
        <draw:custom-shape draw:style-name="gr22" draw:text-style-name="P1" draw:layer="layout" svg:width="9.017cm" svg:height="3.937cm" svg:x="19.257cm" svg:y="6.207cm">
          <text:p text:style-name="P25">Web App<text:line-break/>(REST API)</text:p>
          <text:p text:style-name="P2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0" draw:layer="layout" svg:width="3.233cm" svg:height="1.127cm" svg:x="22.305cm" svg:y="8.874cm">
          <draw:image xlink:href="Pictures/10000201000004B0000001A2FB80F4CD18F6A40F.png" xlink:type="simple" xlink:show="embed" xlink:actuate="onLoad" loext:mime-type="image/png">
            <text:p/>
          </draw:image>
        </draw:frame>
        <draw:custom-shape draw:style-name="gr23" draw:text-style-name="P26" draw:layer="layout" svg:width="4.699cm" svg:height="1.524cm" svg:x="21.416cm" svg:y="8.6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4" draw:text-style-name="P27" draw:layer="layout" svg:width="0.381cm" svg:height="1.016cm" svg:x="22.621cm" svg:y="15.98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7" draw:layer="layout" svg:width="0.381cm" svg:height="1.016cm" svg:x="23.129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0.381cm" svg:height="1.016cm" svg:x="23.637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0.381cm" svg:height="1.016cm" svg:x="24.145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0.381cm" svg:height="1.016cm" svg:x="24.653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27" draw:layer="layout" svg:width="0.381cm" svg:height="1.016cm" svg:x="25.161cm" svg:y="15.98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27" draw:layer="layout" svg:width="0.381cm" svg:height="1.016cm" svg:x="25.669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0.381cm" svg:height="1.016cm" svg:x="26.177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0.381cm" svg:height="1.016cm" svg:x="26.685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27" draw:layer="layout" svg:width="0.381cm" svg:height="1.016cm" svg:x="27.193cm" svg:y="15.9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5" draw:text-style-name="P11" draw:layer="layout" svg:width="1.905cm" svg:height="2.032cm" svg:x="21.547cm" svg:y="10.906cm">
          <text:p text:style-name="P10"><text:span text:style-name="T3">...</text:span></text:p>
          <draw:enhanced-geometry svg:viewBox="0 0 21600 21600" draw:type="rectangle" draw:enhanced-path="M 0 0 L 21600 0 21600 21600 0 21600 0 0 Z N"/>
        </draw:custom-shape>
        <draw:connector draw:style-name="gr26" draw:text-style-name="P24" draw:layer="layout" svg:x1="12.874cm" svg:y1="8.239cm" svg:x2="12.875cm" svg:y2="9.89cm" draw:start-shape="id1" draw:start-glue-point="2" draw:end-shape="id4" draw:end-glue-point="4" svg:d="M12874 8239v825h1v826" svg:viewBox="0 0 2 1652">
          <text:p text:style-name="P28"><text:s text:c="23"/>WebSockets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Symmetric_20_Arrow" draw:fill="solid" draw:fill-color="#729fcf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e Viganò</meta:initial-creator>
    <meta:creation-date>2020-06-20T14:46:06.659878995</meta:creation-date>
    <dc:date>2020-06-21T11:35:04.080449014</dc:date>
    <dc:creator>Daniele Viganò</dc:creator>
    <meta:editing-duration>PT57M44S</meta:editing-duration>
    <meta:editing-cycles>8</meta:editing-cycles>
    <meta:generator>LibreOffice/6.4.4.2$Linux_X86_64 LibreOffice_project/40$Build-2</meta:generator>
    <meta:document-statistic meta:object-count="49"/>
  </office:meta>
</office:document-meta>
</file>